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6pt" fo:font-style="normal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4pt" fo:font-style="normal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to są baranki młode,</text:span><text:span text:style-name="T1"><text:line-break/></text:span><text:span text:style-name="T1">oto ci, co zawołali alleluja!</text:span><text:span text:style-name="T1"><text:line-break/></text:span><text:span text:style-name="T1">Dopiero przyszli</text:span><text:span text:style-name="T1"><text:line-break/></text:span><text:span text:style-name="T1">do zdrojów,</text:span><text:span text:style-name="T1"><text:line-break/></text:span><text:span text:style-name="T1">światłością się napełnili,</text:span><text:span text:style-name="T1"><text:line-break/></text:span><text:span text:style-name="T1">Alleluja, alleluja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Na Baranka</text:span><text:span text:style-name="T1"><text:line-break/></text:span><text:span text:style-name="T1">Pańskich godach,</text:span><text:span text:style-name="T1"><text:line-break/></text:span><text:span text:style-name="T1">W szat świątecznych</text:span><text:span text:style-name="T1"><text:line-break/></text:span><text:span text:style-name="T1">czystej bieli,</text:span><text:span text:style-name="T1"><text:line-break/></text:span><text:span text:style-name="T1">Po krwawego</text:span><text:span text:style-name="T1"><text:line-break/></text:span><text:span text:style-name="T1">morza wodach</text:span><text:span text:style-name="T1"><text:line-break/></text:span><text:span text:style-name="T1">Nieśmy Panu pieśń wesel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to są baranki młode,</text:span><text:span text:style-name="T1"><text:line-break/></text:span><text:span text:style-name="T1">oto ci, co zawołali alleluja!</text:span><text:span text:style-name="T1"><text:line-break/></text:span><text:span text:style-name="T1">Dopiero przyszli</text:span><text:span text:style-name="T1"><text:line-break/></text:span><text:span text:style-name="T1">do zdrojów,</text:span><text:span text:style-name="T1"><text:line-break/></text:span><text:span text:style-name="T1">światłością się napełnili,</text:span><text:span text:style-name="T1"><text:line-break/></text:span><text:span text:style-name="T1">Alleluja, alleluja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W swej</text:span><text:span text:style-name="T1"><text:line-break/></text:span><text:span text:style-name="T1">miłości wiekuistej</text:span><text:span text:style-name="T1"><text:line-break/></text:span><text:span text:style-name="T1">On nas swoją</text:span><text:span text:style-name="T1"><text:line-break/></text:span><text:span text:style-name="T1">Krwią częstuje,</text:span><text:span text:style-name="T1"><text:line-break/></text:span><text:span text:style-name="T1">Nam też Ciało</text:span><text:span text:style-name="T1"><text:line-break/></text:span><text:span text:style-name="T1">swe przeczyste</text:span><text:span text:style-name="T1"><text:line-break/></text:span><text:span text:style-name="T1">Chrystus kapłan ofiaruj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to są baranki młode,</text:span><text:span text:style-name="T1"><text:line-break/></text:span><text:span text:style-name="T1">oto ci, co zawołali alleluja!</text:span><text:span text:style-name="T1"><text:line-break/></text:span><text:span text:style-name="T1">Dopiero przyszli</text:span><text:span text:style-name="T1"><text:line-break/></text:span><text:span text:style-name="T1">do zdrojów,</text:span><text:span text:style-name="T1"><text:line-break/></text:span><text:span text:style-name="T1">światłością się napełnili,</text:span><text:span text:style-name="T1"><text:line-break/></text:span><text:span text:style-name="T1">Alleluja, alleluja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Na drzwi świętą</text:span><text:span text:style-name="T1"><text:line-break/></text:span><text:span text:style-name="T1">Krwią skropione</text:span><text:span text:style-name="T1"><text:line-break/></text:span><text:span text:style-name="T1">Anioł mściciel</text:span><text:span text:style-name="T1"><text:line-break/></text:span><text:span text:style-name="T1">z lękiem wziera,</text:span><text:span text:style-name="T1"><text:line-break/></text:span><text:span text:style-name="T1">Pędzi morze rozdzielone,</text:span><text:span text:style-name="T1"><text:line-break/></text:span><text:span text:style-name="T1">Wrogów w nurtach</text:span><text:span text:style-name="T1"><text:line-break/></text:span><text:span text:style-name="T1">swych pożer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to są baranki młode,</text:span><text:span text:style-name="T1"><text:line-break/></text:span><text:span text:style-name="T1">oto ci, co zawołali alleluja!</text:span><text:span text:style-name="T1"><text:line-break/></text:span><text:span text:style-name="T1">Dopiero przyszli</text:span><text:span text:style-name="T1"><text:line-break/></text:span><text:span text:style-name="T1">do zdrojów,</text:span><text:span text:style-name="T1"><text:line-break/></text:span><text:span text:style-name="T1">światłością się napełnili,</text:span><text:span text:style-name="T1"><text:line-break/></text:span><text:span text:style-name="T1">Alleluja, alleluja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Już nam Paschą</text:span><text:span text:style-name="T1"><text:line-break/></text:span><text:span text:style-name="T1">Tyś, o Chryste,</text:span><text:span text:style-name="T1"><text:line-break/></text:span><text:span text:style-name="T1">Wielkanocną też ofiarą,</text:span><text:span text:style-name="T1"><text:line-break/></text:span><text:span text:style-name="T1">Tyś Przaśniki nasze czyste</text:span><text:span text:style-name="T1"><text:line-break/></text:span><text:span text:style-name="T1">Dla dusz prostych</text:span><text:span text:style-name="T1"><text:line-break/></text:span><text:span text:style-name="T1">z szczerą wiar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to są baranki młode,</text:span><text:span text:style-name="T1"><text:line-break/></text:span><text:span text:style-name="T1">oto ci, co zawołali alleluja!</text:span><text:span text:style-name="T1"><text:line-break/></text:span><text:span text:style-name="T1">Dopiero przyszli</text:span><text:span text:style-name="T1"><text:line-break/></text:span><text:span text:style-name="T1">do zdrojów,</text:span><text:span text:style-name="T1"><text:line-break/></text:span><text:span text:style-name="T1">światłością się napełnili,</text:span><text:span text:style-name="T1"><text:line-break/></text:span><text:span text:style-name="T1">Alleluja, alleluja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5. O Ofiaro niebios święta,</text:span><text:span text:style-name="T1"><text:line-break/></text:span><text:span text:style-name="T1">Ty moc piekła</text:span><text:span text:style-name="T1"><text:line-break/></text:span><text:span text:style-name="T1">pokonywasz,</text:span><text:span text:style-name="T1"><text:line-break/></text:span><text:span text:style-name="T1">Zrywasz ciężkie</text:span><text:span text:style-name="T1"><text:line-break/></text:span><text:span text:style-name="T1">śmierci pęta,</text:span><text:span text:style-name="T1"><text:line-break/></text:span><text:span text:style-name="T1">Wieniec życia</text:span><text:span text:style-name="T1"><text:line-break/></text:span><text:span text:style-name="T1">nam zdobywas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to są baranki młode,</text:span><text:span text:style-name="T1"><text:line-break/></text:span><text:span text:style-name="T1">oto ci, co zawołali alleluja!</text:span><text:span text:style-name="T1"><text:line-break/></text:span><text:span text:style-name="T1">Dopiero przyszli</text:span><text:span text:style-name="T1"><text:line-break/></text:span><text:span text:style-name="T1">do zdrojów,</text:span><text:span text:style-name="T1"><text:line-break/></text:span><text:span text:style-name="T1">światłością się napełnili,</text:span><text:span text:style-name="T1"><text:line-break/></text:span><text:span text:style-name="T1">Alleluja, alleluja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.473cm" svg:x="0cm" svg:y="-0.236cm" presentation:class="title" presentation:user-transformed="true">
          <draw:text-box>
            <text:p text:style-name="P1"><text:span text:style-name="T1">6. Chrystus piekło</text:span><text:span text:style-name="T1"><text:line-break/></text:span><text:span text:style-name="T1">pogromiwszy</text:span><text:span text:style-name="T1"><text:line-break/></text:span><text:span text:style-name="T1">Swój zwycięski</text:span><text:span text:style-name="T1"><text:line-break/></text:span><text:span text:style-name="T1">znak roztacza,</text:span><text:span text:style-name="T1"><text:line-break/></text:span><text:span text:style-name="T1">Niebo ludziom otworzywszy</text:span><text:span text:style-name="T1"><text:line-break/></text:span><text:span text:style-name="T1">Króla mroków</text:span><text:span text:style-name="T1"><text:line-break/></text:span><text:span text:style-name="T1">w więzy wtłacz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to są baranki młode,</text:span><text:span text:style-name="T1"><text:line-break/></text:span><text:span text:style-name="T1">oto ci, co zawołali alleluja!</text:span><text:span text:style-name="T1"><text:line-break/></text:span><text:span text:style-name="T1">Dopiero przyszli</text:span><text:span text:style-name="T1"><text:line-break/></text:span><text:span text:style-name="T1">do zdrojów,</text:span><text:span text:style-name="T1"><text:line-break/></text:span><text:span text:style-name="T1">światłością się napełnili,</text:span><text:span text:style-name="T1"><text:line-break/></text:span><text:span text:style-name="T1">Alleluja, alleluja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7. Byś nam wiecznie,</text:span><text:span text:style-name="T1"><text:line-break/></text:span><text:span text:style-name="T1">Jezu drogi, </text:span><text:span text:style-name="T1"><text:line-break/></text:span><text:span text:style-name="T1">Wielkanocną był radością,</text:span><text:span text:style-name="T1"><text:line-break/></text:span><text:span text:style-name="T1">Strzeż od grzechu</text:span><text:span text:style-name="T1"><text:line-break/></text:span><text:span text:style-name="T1">śmierci srogiej </text:span><text:span text:style-name="T1"><text:line-break/></text:span><text:span text:style-name="T1">Odrodzonych Twą miłości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to są baranki młode,</text:span><text:span text:style-name="T1"><text:line-break/></text:span><text:span text:style-name="T1">oto ci, co zawołali alleluja!</text:span><text:span text:style-name="T1"><text:line-break/></text:span><text:span text:style-name="T1">Dopiero przyszli</text:span><text:span text:style-name="T1"><text:line-break/></text:span><text:span text:style-name="T1">do zdrojów,</text:span><text:span text:style-name="T1"><text:line-break/></text:span><text:span text:style-name="T1">światłością się napełnili,</text:span><text:span text:style-name="T1"><text:line-break/></text:span><text:span text:style-name="T1">Alleluja, alleluja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8. Chwała Ojcu i Synowi, </text:span><text:span text:style-name="T1"><text:line-break/></text:span><text:span text:style-name="T1">który z martwych</text:span><text:span text:style-name="T1"><text:line-break/></text:span><text:span text:style-name="T1">żywy wstaje</text:span><text:span text:style-name="T1"><text:line-break/></text:span><text:span text:style-name="T1">I Świętemu też duchowi </text:span><text:span text:style-name="T1"><text:line-break/></text:span><text:span text:style-name="T1">Niech na wieki nie ustaj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to są baranki młode,</text:span><text:span text:style-name="T1"><text:line-break/></text:span><text:span text:style-name="T1">oto ci, co zawołali alleluja!</text:span><text:span text:style-name="T1"><text:line-break/></text:span><text:span text:style-name="T1">Dopiero przyszli</text:span><text:span text:style-name="T1"><text:line-break/></text:span><text:span text:style-name="T1">do zdrojów,</text:span><text:span text:style-name="T1"><text:line-break/></text:span><text:span text:style-name="T1">światłością się napełnili,</text:span><text:span text:style-name="T1"><text:line-break/></text:span><text:span text:style-name="T1">Alleluja, alleluja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7-01-02T18:59:40</meta:creation-date>
    <dc:date>2013-07-27T15:56:52.63</dc:date>
    <dc:language>pl-PL</dc:language>
    <meta:editing-cycles>14</meta:editing-cycles>
    <meta:editing-duration>PT37M29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